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000000"/>
    </style:style>
    <style:style style:name="T1" style:family="text">
      <style:text-properties fo:color="#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1">Q:1 Why LVM is required ?</text:span></text:span></text:p>
      <text:p text:style-name="P1">Ans: LVM stands for Logical Volume Manager , to resize filesystem’s size online we required LVM partition in Linux. Size of LVM partition can be extended and reduced using the lvextend &amp; lvreduce commands respectively.</text:p>
      <text:p text:style-name="Text_20_body"><text:span text:style-name="Strong_20_Emphasis"><text:span text:style-name="T1">Q:2 How To check Memory stats and CPU stats ?</text:span></text:span></text:p>
      <text:p text:style-name="P1">Ans:  Using ‘free’ &amp; ‘vmstat’ command we can display the physical and virtual memory statistics respectively.With the help of ‘sar’ command we see the CPU utilization &amp; other stats.</text:p>
      <text:p text:style-name="Text_20_body"><text:span text:style-name="Strong_20_Emphasis"><text:span text:style-name="T1">Q:3 What does Sar provides and at which location Sar logs are stored ?</text:span></text:span></text:p>
      <text:p text:style-name="P1">Ans: Sar Collect, report, or save system activity information. The default version of the sar command (CPU utilization report) might be one of the first facilities the  user  runs  to  begin system  activity investigation, because it monitors major system resources. If CPU utilization is near 100 percent (user + nice + system), the workload sampled is CPU-bound.</text:p>
      <text:p text:style-name="P1">By  default log files of Sar command  is located at  /var/log/sa/sadd file, where the dd parameter indicates the current day.</text:p>
      <text:p text:style-name="Text_20_body"><text:span text:style-name="Strong_20_Emphasis"><text:span text:style-name="T1">Q:4 How to increase the size of LVM partition ?</text:span></text:span></text:p>
      <text:p text:style-name="Text_20_body"><text:span text:style-name="T1">Ans: Below are the Logical Steps :</text:span><text:line-break/><text:span text:style-name="T1">– Use the lvextend command (lvextend -L +100M /dev/&lt;Name of the LVM Partition&gt; , in this example we are extending the size by 100MB.</text:span><text:line-break/><text:span text:style-name="T1">– resize2fs /dev/&lt;Name of the LVM Partition&gt;</text:span><text:line-break/><text:span text:style-name="T1">– check the size of partition using ‘df -h’ command</text:span></text:p>
      <text:p text:style-name="Text_20_body"><text:span text:style-name="Strong_20_Emphasis"><text:span text:style-name="T1">Q:5 How to reduce or shrink the size of LVM partition ?</text:span></text:span></text:p>
      <text:p text:style-name="Text_20_body"><text:span text:style-name="T1">Ans: Below are the logical Steps to reduce size of LVM partition :</text:span><text:line-break/><text:span text:style-name="T1">-Umount the filesystem using umount command,</text:span><text:line-break/><text:span text:style-name="T1">-use resize2fs command , e.g resiz2fs /dev/mapper/myvg-mylv 10G</text:span><text:line-break/><text:span text:style-name="T1">-Now use the lvreduce command , e.g lvreduce -L 10G /dev/mapper/myvg-mylv</text:span></text:p>
      <text:p text:style-name="P1">Above Command will shrink the size &amp; will make the filesystem size 10GB.</text:p>
      <text:p text:style-name="Text_20_body"><text:span text:style-name="T1"> </text:span><text:span text:style-name="Strong_20_Emphasis"><text:span text:style-name="T1">Q:6 How to create partition from the raw disk ?</text:span></text:span></text:p>
      <text:p text:style-name="Text_20_body"><text:span text:style-name="T1">Ans: Using fdisk utility we can create partitions from the raw disk.Below are the steps to create partition from the raw dsik :</text:span><text:line-break/><text:span text:style-name="T1">– fdisk  /dev/hd* (IDE) or /dev/sd* (SCSI)</text:span><text:line-break/><text:span text:style-name="T1">– Type n to create a new partition</text:span><text:line-break/><text:span text:style-name="T1">–  After creating partition , type w command to write the changes to the partition table.</text:span></text:p>
      <text:p text:style-name="Text_20_body"><text:span text:style-name="Strong_20_Emphasis"><text:span text:style-name="T1"> Q:7 Where the kernel modules are located ?</text:span></text:span></text:p>
      <text:p text:style-name="P1">Ans: The ‘/lib/modules/kernel-version/’ directory stores all kernel modules or compiled drivers in Linux operating system. Also with ‘lsmod’ command we can see all the installed kernel modules.</text:p>
      <text:p text:style-name="Text_20_body"><text:span text:style-name="Strong_20_Emphasis"><text:span text:style-name="T1">Q:8 What is umask ?</text:span></text:span></text:p>
      <text:p text:style-name="P1"><text:soft-page-break/>Ans: umask stands for ‘User file creation mask’, which determines the settings of a mask that controls which file permissions are set for files and directories when they are created.</text:p>
      <text:p text:style-name="Text_20_body"><text:span text:style-name="Strong_20_Emphasis"><text:span text:style-name="T1">Q:9 How to set the umask permanently for a user?</text:span></text:span></text:p>
      <text:p text:style-name="P1">Ans: To set this value permanently for a user, it has to be put in the appropriate profile file which depends on the default shell of the user.</text:p>
      <text:p text:style-name="Text_20_body"><text:span text:style-name="Strong_20_Emphasis"><text:span text:style-name="T1">Q:10 How to change the default run level in linux ?</text:span></text:span></text:p>
      <text:p text:style-name="P1">Ans: To change the run level we have to edit the file “/etc/inittab” and change initdefault entry ( id:5:initdefault:). Using ‘init’ command we change the run level temporary like ‘init 3’ , this command will move the system in runlevl 3.</text:p>
      <text:p text:style-name="Text_20_body"><text:span text:style-name="Strong_20_Emphasis"><text:span text:style-name="T1">Q:11 How to share a directory using nfs ?</text:span></text:span></text:p>
      <text:p text:style-name="Text_20_body"><text:span text:style-name="T1">Ans: To share a directory using nfs , first edit the configuration file ‘/etc/exportfs’ , add a entry like</text:span><text:line-break/><text:span text:style-name="T1">‘/&lt;directory-name&gt;  &lt;ip or Network&gt;(Options)’ and then restart the nfs service.</text:span></text:p>
      <text:p text:style-name="Text_20_body"><text:span text:style-name="Strong_20_Emphasis"><text:span text:style-name="T1">Q:12 How to check and mount nfs share</text:span></text:span><text:span text:style-name="T1"> ?</text:span></text:p>
      <text:p text:style-name="P1">Ans: Using ‘showmount’ command we can see what directories are shared via nfs e.g ‘showmount -e &lt;ip address of nfs server&gt;’.Using mount command we can mount the nfs share on linux machine.</text:p>
      <text:p text:style-name="Text_20_body"><text:span text:style-name="Strong_20_Emphasis"><text:span text:style-name="T1">Q:13 What are the default ports used for SMTP,DNS,FTP,DHCP,SSH and squid ?</text:span></text:span><text:line-break/><text:span text:style-name="T1">Ans: Service      Port</text:span><text:line-break/><text:span text:style-name="T1">SMTP          25</text:span><text:line-break/><text:span text:style-name="T1">DNS            53</text:span><text:line-break/><text:span text:style-name="T1">FTP             20 (data transfer) , 21 ( Connection established)</text:span><text:line-break/><text:span text:style-name="T1">DHCP         67/UDP(dhcp server) , 68/UDP(dhcp client)</text:span><text:line-break/><text:span text:style-name="T1">SSH            22</text:span><text:line-break/><text:span text:style-name="T1">Squid         3128</text:span></text:p>
      <text:p text:style-name="Text_20_body"><text:span text:style-name="Strong_20_Emphasis"><text:span text:style-name="T1">Q:14 What is Network Bonding ?</text:span></text:span></text:p>
      <text:p text:style-name="P1">Ans: Network bonding is the aggregation of multiple Lan cards into a single bonded interface to provide fault tolerance and high performance. Network bonding is also known as NIC Teaming.</text:p>
      <text:p text:style-name="Text_20_body"><text:span text:style-name="Strong_20_Emphasis"><text:span text:style-name="T1">Q:15 What  are the different modes of Network bonding in Linux ?</text:span></text:span></text:p>
      <text:p text:style-name="P1">Ans: Below are list of modes used in Network Bonding :</text:p>
      <text:p text:style-name="Text_20_body"><text:span text:style-name="Strong_20_Emphasis"><text:span text:style-name="T1">balance-rr or 0</text:span></text:span><text:span text:style-name="T1"> – round-robin mode for fault tolerance and load balancing.</text:span><text:line-break/><text:span text:style-name="Strong_20_Emphasis"><text:span text:style-name="T1">active-backup or 1</text:span></text:span><text:span text:style-name="T1"> – Sets active-backup mode for fault tolerance.</text:span><text:line-break/><text:span text:style-name="Strong_20_Emphasis"><text:span text:style-name="T1">balance-xor or 2</text:span></text:span><text:span text:style-name="T1"> – Sets an XOR (exclusive-or) mode for fault tolerance and load balancing.</text:span><text:line-break/><text:span text:style-name="Strong_20_Emphasis"><text:span text:style-name="T1">broadcast or 3</text:span></text:span><text:span text:style-name="T1"> – Sets a broadcast mode for fault tolerance. All transmissions are sent on all slave interfaces.</text:span><text:line-break/><text:span text:style-name="Strong_20_Emphasis"><text:span text:style-name="T1">802.3ad or 4 </text:span></text:span><text:span text:style-name="T1"> – Sets an IEEE 802.3ad dynamic link aggregation mode. Creates aggregation groups that share the same speed &amp; duplex settings.</text:span><text:line-break/><text:span text:style-name="Strong_20_Emphasis"><text:span text:style-name="T1">balance-tlb or 5</text:span></text:span><text:span text:style-name="T1"> –  Sets a Transmit Load Balancing (TLB) mode for fault tolerance &amp; load balancing.</text:span><text:line-break/><text:span text:style-name="Strong_20_Emphasis"><text:span text:style-name="T1">balance-alb or 6</text:span></text:span><text:span text:style-name="T1"> –  Sets an Active Load Balancing (ALB) mode for fault tolerance &amp; load </text:span><text:soft-page-break/><text:span text:style-name="T1">balancing.</text:span></text:p>
      <text:p text:style-name="Text_20_body"><text:span text:style-name="Strong_20_Emphasis"><text:span text:style-name="T1">Q:16 How to check and verify the status the bond interface.</text:span></text:span></text:p>
      <text:p text:style-name="P1">Ans: Using the command ‘cat /proc/net/bonding/bond0’ , we can check which mode is enabled and what lan cards are used in this bond. In this example we have one only one bond interface but we can have multiple bond interface like bond1,bond2 and so on.</text:p>
      <text:p text:style-name="Text_20_body"><text:span text:style-name="Strong_20_Emphasis"><text:span text:style-name="T1">Q:17 How to check default route and routing table ?</text:span></text:span></text:p>
      <text:p text:style-name="P1">Ans: Using the Commands ‘netstat -nr’ and ‘route -n’ we can see the default route and routing tables.</text:p>
      <text:p text:style-name="Text_20_body"><text:span text:style-name="Strong_20_Emphasis"><text:span text:style-name="T1">Q:18 How to check which ports are listening in my Linux Server ?</text:span></text:span></text:p>
      <text:p text:style-name="P1">Ans:  Use the Command ‘netstat –listen’ and ‘lsof -i’</text:p>
      <text:p text:style-name="Text_20_body"><text:span text:style-name="Strong_20_Emphasis"><text:span text:style-name="T1">Q:19 List the services that are enabled at a particular run level in linux server ?</text:span></text:span></text:p>
      <text:p text:style-name="P1">Ans: With the help of command ‘chkconfig –list | grep 5:on’ we can list all the service that are enabled in run level5. For other run levels just replace 5 with the respective run level.</text:p>
      <text:p text:style-name="Text_20_body"><text:span text:style-name="Strong_20_Emphasis"><text:span text:style-name="T1">Q:20 How to enable a service at a particular run level ?</text:span></text:span></text:p>
      <text:p text:style-name="P1">Ans: We can enable a service using the Command ‘chkconfig &lt;Service-Name&gt; on –level 3’</text:p>
      <text:p text:style-name="Text_20_body"><text:span text:style-name="Strong_20_Emphasis"><text:span text:style-name="T1">Q:21 How to upgrade Kernel in Linux ?</text:span></text:span></text:p>
      <text:p text:style-name="P1">Ans: We should never upgrade Linux Kernel , always install the new New kernel using rpm command because upgrading a kenel can make your linux box in a unbootable state.</text:p>
      <text:p text:style-name="Text_20_body"><text:span text:style-name="Strong_20_Emphasis"><text:span text:style-name="T1">Q:22 How To scan newly asssigned luns on linux box without rebooting ?</text:span></text:span></text:p>
      <text:p text:style-name="Text_20_body"><text:span text:style-name="T1">Ans: There are two ways to scan newly assigned luns :</text:span><text:line-break/><text:span text:style-name="Strong_20_Emphasis"><text:span text:style-name="T1">Method:1</text:span></text:span><text:span text:style-name="T1"> if sg3 rpm is installed , then run the command ‘rescan-scsi-bus.sh’</text:span><text:line-break/><text:span text:style-name="Strong_20_Emphasis"><text:span text:style-name="T1">Method:2</text:span></text:span><text:span text:style-name="T1"> Run the Command ,  echo ” – – – ” &gt; /sys/class/scsi_host/hostX/scan</text:span></text:p>
      <text:p text:style-name="Text_20_body"><text:span text:style-name="Strong_20_Emphasis"><text:span text:style-name="T1">Q:23 How  to find WWN numbers of HBA cards in Linux Server ?</text:span></text:span></text:p>
      <text:p text:style-name="P1">Ans: We can find the WWN numbers of HBA cards using the command ‘systool -c fc_host -v | grep port_name’</text:p>
      <text:p text:style-name="Text_20_body"><text:span text:style-name="Strong_20_Emphasis"><text:span text:style-name="T1">Q:24 How to add &amp; change the Kernel parameters ?</text:span></text:span></text:p>
      <text:p text:style-name="P1">Ans: To Set the kernel parameters in linux , first edit the file ‘/etc/sysctl.conf’ after making the changes save the file and run the command ‘sysctl -p’ , this command will make the changes permanently without rebooting the machine.</text:p>
      <text:p text:style-name="Text_20_body"><text:span text:style-name="Strong_20_Emphasis"><text:span text:style-name="T1">Q:25 What is Puppet Server ?</text:span></text:span></text:p>
      <text:p text:style-name="P1">Ans: Puppet is an open-source &amp; enterprise software for configuration management toll in UNIX like  operating system.  Puppet is a  IT automation software used to push configuration to its clients (puppet agents) using code. Puppet code can do a variety of tasks from installing new software, to check file permissions, or updating user accounts &amp; lots of other tasks.</text:p>
      <text:p text:style-name="Text_20_body"><text:span text:style-name="Strong_20_Emphasis"><text:span text:style-name="T1">Q:26 What are manifests in Puppet ?</text:span></text:span></text:p>
      <text:p text:style-name="P1"><text:soft-page-break/>Ans: Manifests in Puppet are the files in which the client configuration is specified.</text:p>
      <text:p text:style-name="Text_20_body"><text:span text:style-name="Strong_20_Emphasis"><text:span text:style-name="T1">Q:27 Which Command is used to sign requested certificates in Puppet Server ?</text:span></text:span></text:p>
      <text:p text:style-name="P1">Ans: ‘puppetca  –sign hostname-of-agent’ in (2.X)  &amp; ‘puppet ca  sign hostname-of-agent’ in  (3.X)</text:p>
      <text:p text:style-name="Text_20_body"><text:span text:style-name="Strong_20_Emphasis"><text:span text:style-name="T1">Q:28  At which location  Puppet Master Stores Certificates ?</text:span></text:span></text:p>
      <text:p text:style-name="P1">Ans:  /var/lib/puppet/ssl/ca/signed</text:p>
      <text:p text:style-name="Text_20_body"><text:span text:style-name="Strong_20_Emphasis"><text:span text:style-name="T1">Q:29 How to find all the regular files in a directory  ?</text:span></text:span></text:p>
      <text:p text:style-name="P1">Ans: using the command ‘find /&lt;directory -type f’.</text:p>
      <text:p text:style-name="Text_20_body"><text:span text:style-name="Strong_20_Emphasis"><text:span text:style-name="T1">Q:30 What is load average in a linux ?</text:span></text:span></text:p>
      <text:p text:style-name="P1">Ans: Load  Average is defined as the average sum of the number of process waiting in the run queue and number of process currently executing over the period of 1,5 and 15  minutes. Using the ‘top’ and ‘uptime’ command we find the load average of a linux sev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5T16:00:25.476507059</meta:creation-date>
    <dc:date>2016-07-25T16:01:21.706024515</dc:date>
    <meta:editing-duration>PT56S</meta:editing-duration>
    <meta:editing-cycles>1</meta:editing-cycles>
    <meta:document-statistic meta:table-count="0" meta:image-count="0" meta:object-count="0" meta:page-count="4" meta:paragraph-count="62" meta:word-count="1341" meta:character-count="7843" meta:non-whitespace-character-count="6450"/>
    <meta:generator>LibreOffice/5.0.3.2$Linux_x86 LibreOffice_project/00m0$Build-2</meta:generator>
  </office:meta>
</office:document-meta>
</file>